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imSun1" svg:font-family="SimSun" style:font-adornments="Bold"/>
    <style:font-face style:name="Arial1" svg:font-family="Arial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25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37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style="italic" style:font-style-asian="italic" style:font-style-complex="italic"/>
    </style:style>
    <style:style style:name="ce2" style:family="table-cell" style:parent-style-name="Default">
      <style:text-properties fo:color="#ff3333" style:font-name="Times New Roman" fo:font-size="13.9499998092651pt" style:font-size-asian="13.9499998092651pt" style:font-size-complex="13.9499998092651pt"/>
    </style:style>
    <style:style style:name="ce3" style:family="table-cell" style:parent-style-name="Default">
      <style:text-properties fo:font-size="10pt" fo:font-weight="normal" style:font-name-asian="SimSun1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="0.0693in solid #ff3333"/>
    </style:style>
    <style:style style:name="ce5" style:family="table-cell" style:parent-style-name="Default">
      <style:table-cell-properties fo:border-bottom="none" style:diagonal-bl-tr="0.0362in double #ff3333" style:diagonal-bl-tr-width="0.0008in 0.0346in 0.0008in" fo:border-left="none" fo:border-right="none" fo:border-top="0.0154in double #0000ff" style:border-line-width-top="0.0008in 0.0138in 0.0008in"/>
    </style:style>
    <style:style style:name="ce6" style:family="table-cell" style:parent-style-name="Default">
      <style:table-cell-properties fo:border-bottom="none" fo:border-left="0.0701in double #00ccff" style:border-line-width-left="0.0008in 0.0346in 0.0346in" fo:border-right="0.0701in double #00ccff" style:border-line-width-right="0.0008in 0.0346in 0.0346in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A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rial 10 Black</text:p>
          </table:table-cell>
          <table:table-cell table:number-columns-repeated="7"/>
        </table:table-row>
        <table:table-row table:style-name="ro2">
          <table:table-cell table:style-name="ce2" office:value-type="string">
            <text:p>Times New Roman 14 Red</text:p>
          </table:table-cell>
          <table:table-cell table:number-columns-repeated="7"/>
        </table:table-row>
        <table:table-row table:style-name="ro3">
          <table:table-cell table:style-name="ce3" office:value-type="string">
            <text:p>宋体 8 black bold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4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5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6"/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imSun1" svg:font-family="SimSun" style:font-adornments="Bold"/>
    <style:font-face style:name="Arial1" svg:font-family="Arial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4921in"/>
      <style:text-properties style:font-name="Arial" fo:language="en" fo:country="US" style:font-name-asian="Arial1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9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19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面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30">11/30/2010</text:date>, <text:time>19:54:24</text:time></text:p>
        </style:region-right>
      </style:header>
      <style:header-left style:display="false"/>
      <style:footer>
        <text:p>页面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  <meta:initial-creator>lijiao</meta:initial-creator>
    <meta:creation-date>2008-05-13T13:18:22</meta:creation-date>
    <dc:date>2010-11-30T19:54:24.12</dc:date>
    <dc:language>en-US</dc:language>
    <meta:editing-cycles>8</meta:editing-cycles>
    <meta:editing-duration>PT00H28M36S</meta:editing-duration>
    <meta:document-statistic meta:table-count="1" meta:cell-count="11" meta:object-count="0"/>
    <meta:user-defined meta:name="Info 1"/>
    <meta:user-defined meta:name="Info 2"/>
    <meta:user-defined meta:name="Info 3"/>
    <meta:user-defined meta:name="Info 4"/>
  </office:meta>
</office:document-meta>
</file>